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ef2e9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 Descriptions of highlighted blocks.</text:p>
      <text:p text:style-name="P1"><text:span text:style-name="T1"/></text:p>
      <text:p text:style-name="P1"><text:span text:style-name="T1">ADJ11</text:span> – This block performs a 1-bit shift and sign extension on the offset11 bits from the instruction (IR[10:0]). <text:s/>This block is used by the JSR instruction.</text:p>
      <text:p text:style-name="P1"><text:span text:style-name="T1"/></text:p>
      <text:p text:style-name="P1"><text:span text:style-name="T1">PC_ADDER</text:span> – This block performs addition on the PC and the sign extended offset passed to it. <text:s/>This block is used by BR, JSR, and LEA.</text:p>
      <text:p text:style-name="P1"/>
      <text:p text:style-name="P1"><text:span text:style-name="T1">ZEXT8&lt;&lt;1</text:span> – This block performs a 1-bit shift and zero-extension on the trap vector (IR[7:0]). <text:s/>This block is used by TRAP.</text:p>
      <text:p text:style-name="P1"/>
      <text:p text:style-name="P1"><text:span text:style-name="T1">Copy low to high</text:span> – This block passes sr1 from the register file to the mdrmux. <text:s/>This block is used by STB.</text:p>
      <text:p text:style-name="P1"/>
      <text:p text:style-name="P1"><text:span text:style-name="T1">SEXT5</text:span> – This block performs sign extension on the imm5 output from the IR. <text:s/>This block is used by AND and ADD.</text:p>
      <text:p text:style-name="P1"/>
      <text:p text:style-name="P1"><text:span text:style-name="T1">SEXT6</text:span> – This block performs sign extension on the offset6 output from the IR. <text:s/>This block is used by LDB.</text:p>
      <text:p text:style-name="P1"/>
      <text:p text:style-name="P1"><text:span text:style-name="T1">ZEXT4</text:span> – This block performs zero-extension on the imm4 output from the IR. <text:s/>This block is used by SHF.</text:p>
      <text:p text:style-name="P1"/>
      <text:p text:style-name="P1"><text:span text:style-name="T1">ZEXT8</text:span> – This block performs zero-extension on the low or high byte from mem_wdata. <text:s/>This block is used by the LDB instru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Weiner</meta:initial-creator>
    <meta:creation-date>2015-02-06T05:05:04</meta:creation-date>
    <dc:date>2015-02-06T05:18:01</dc:date>
    <dc:creator>Andrew Weiner</dc:creator>
    <meta:editing-duration>P0D</meta:editing-duration>
    <meta:editing-cycles>1</meta:editing-cycles>
    <meta:document-statistic meta:table-count="0" meta:image-count="0" meta:object-count="0" meta:page-count="1" meta:paragraph-count="9" meta:word-count="176" meta:character-count="1000" meta:non-whitespace-character-count="817"/>
    <meta:generator>LibreOffice/4.0.4.2$Linux_X86_64 LibreOffice_project/400m0$Build-2</meta:generator>
  </office:meta>
</office:document-meta>
</file>